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cccccc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.3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1.6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2cm" fo:min-width="2.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.378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4.1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4cm" fo:min-width="0.3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2cm" fo:min-width="0cm"/>
    </style:style>
    <style:style style:name="gr21" style:family="graphic" style:parent-style-name="objectwithoutfill">
      <style:graphic-properties draw:marker-end="Arrowheads_20_3" draw:fill="none" draw:textarea-vertical-align="middle"/>
    </style:style>
    <style:style style:name="gr22" style:family="graphic" style:parent-style-name="standard">
      <style:graphic-properties svg:stroke-width="0.051cm" svg:stroke-color="#00b8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44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29cm"/>
    </style:style>
    <style:style style:name="gr30" style:family="graphic" style:parent-style-name="standard">
      <style:graphic-properties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4cm" fo:min-width="0.68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38cm" fo:min-width="0.687cm"/>
    </style:style>
    <style:style style:name="gr33" style:family="graphic" style:parent-style-name="objectwithoutfill">
      <style:graphic-properties svg:stroke-color="#808080" draw:fill="none" draw:textarea-vertical-align="middle"/>
    </style:style>
    <style:style style:name="gr34" style:family="graphic" style:parent-style-name="standard">
      <style:graphic-properties svg:stroke-color="#808080" draw:marker-start-width="0.352cm" draw:marker-end-width="0.352cm" draw:fill="none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4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2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4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78cm"/>
    </style:style>
    <style:style style:name="gr39" style:family="graphic" style:parent-style-name="standard">
      <style:graphic-properties draw:fill="none" draw:fill-color="#cfe7f5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66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4.5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0.67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6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4cm" fo:min-width="0.68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0.6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428cm"/>
    </style:style>
    <style:style style:name="gr4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6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67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08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49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764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085cm"/>
    </style:style>
    <style:style style:name="gr56" style:family="graphic" style:parent-style-name="standard">
      <style:graphic-properties svg:stroke-width="0.051cm" svg:stroke-color="#47b8b8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5cm" fo:min-width="0.68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1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text-align="justify"/>
    </style:style>
    <style:style style:name="P15" style:family="paragraph">
      <style:paragraph-properties fo:text-align="justify"/>
      <style:text-properties fo:color="#000000" fo:font-size="10pt" fo:font-style="italic" style:font-size-asian="10pt" style:font-style-asian="italic" style:font-size-complex="10pt" style:font-style-complex="italic"/>
    </style:style>
    <style:style style:name="P16" style:family="paragraph">
      <style:paragraph-properties fo:text-align="center"/>
      <style:text-properties fo:font-size="8pt"/>
    </style:style>
    <style:style style:name="P17" style:family="paragraph">
      <style:paragraph-properties fo:text-align="center"/>
      <style:text-properties fo:font-size="8pt" style:font-size-asian="6pt" style:font-size-complex="6pt"/>
    </style:style>
    <style:style style:name="P18" style:family="paragraph">
      <style:paragraph-properties fo:text-align="center"/>
      <style:text-properties fo:color="#ff6633" fo:font-size="6pt" style:font-size-asian="6pt" style:font-size-complex="6pt"/>
    </style:style>
    <style:style style:name="P19" style:family="paragraph">
      <style:text-properties fo:font-size="18pt"/>
    </style:style>
    <style:style style:name="P20" style:family="paragraph">
      <style:paragraph-properties fo:text-align="center"/>
      <style:text-properties fo:font-size="8pt" fo:font-weight="bold" style:font-size-asian="6pt" style:font-weight-asian="bold" style:font-size-complex="6pt" style:font-weight-complex="bold"/>
    </style:style>
    <style:style style:name="P21" style:family="paragraph"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style:style style:name="T8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size-asian="8pt" style:font-size-complex="8pt"/>
    </style:style>
    <style:style style:name="T12" style:family="text">
      <style:text-properties fo:font-size="7pt" fo:font-weight="normal" style:font-size-asian="7pt" style:font-weight-asian="normal" style:font-size-complex="7pt" style:font-weight-complex="normal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color="#000000" fo:font-size="6pt" style:font-size-asian="6pt" style:font-size-complex="6pt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6cm" svg:height="11.6cm" svg:x="2.6cm" svg:y="4.6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18cm" svg:height="0.763cm" svg:x="7.1cm" svg:y="15.563cm">
          <draw:text-box>
            <text:p><text:span text:style-name="T1">1536</text:span></text:p>
          </draw:text-box>
        </draw:frame>
        <draw:frame draw:style-name="gr2" draw:text-style-name="P2" draw:layer="layout" svg:width="1.518cm" svg:height="11.003cm" svg:x="7.182cm" svg:y="4.6cm">
          <draw:text-box>
            <text:p><text:span text:style-name="T1">2048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3" draw:text-style-name="P1" draw:layer="layout" svg:width="4.6cm" svg:height="3.8cm" svg:x="2.6cm" svg:y="7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112cm" svg:height="0.763cm" svg:x="8.6cm" svg:y="10.7cm">
          <draw:text-box>
            <text:p><text:span text:style-name="T1">BP</text:span></text:p>
          </draw:text-box>
        </draw:frame>
        <draw:frame draw:style-name="gr2" draw:text-style-name="P2" draw:layer="layout" svg:width="1.112cm" svg:height="0.763cm" svg:x="8.588cm" svg:y="7.463cm">
          <draw:text-box>
            <text:p><text:span text:style-name="T1">SP</text:span></text:p>
          </draw:text-box>
        </draw:frame>
        <draw:line draw:style-name="gr4" draw:text-style-name="P1" draw:layer="layout" svg:x1="8.7cm" svg:y1="7.826cm" svg:x2="7.5cm" svg:y2="7.826cm">
          <text:p/>
        </draw:line>
        <draw:frame draw:style-name="gr5" draw:text-style-name="P3" draw:layer="layout" svg:width="4.8cm" svg:height="1.039cm" svg:x="2.8cm" svg:y="8.463cm">
          <draw:text-box>
            <text:p text:style-name="P1"><text:span text:style-name="T2">Activation Record of the CALLEE function</text:span></text:p>
          </draw:text-box>
        </draw:frame>
        <draw:custom-shape draw:style-name="gr6" draw:text-style-name="P1" draw:layer="layout" svg:width="4.6cm" svg:height="3cm" svg:x="2.6cm" svg:y="11.46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8cm" svg:height="1.039cm" svg:x="2.9cm" svg:y="12.4cm">
          <draw:text-box>
            <text:p text:style-name="P1"><text:span text:style-name="T2">Activation Record of the CALLER function</text:span></text:p>
          </draw:text-box>
        </draw:frame>
        <draw:custom-shape draw:style-name="gr6" draw:text-style-name="P1" draw:layer="layout" svg:width="4.6cm" svg:height="7.6cm" svg:x="11.4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7.2cm" svg:y1="11.463cm" svg:x2="11.4cm" svg:y2="8cm">
          <text:p/>
        </draw:line>
        <draw:line draw:style-name="gr7" draw:text-style-name="P1" draw:layer="layout" svg:x1="7.182cm" svg:y1="14.463cm" svg:x2="11.4cm" svg:y2="15.6cm">
          <text:p/>
        </draw:line>
        <draw:line draw:style-name="gr4" draw:text-style-name="P1" draw:layer="layout" svg:x1="8.7cm" svg:y1="11.1cm" svg:x2="7.5cm" svg:y2="11.1cm">
          <text:p/>
        </draw:line>
        <draw:line draw:style-name="gr8" draw:text-style-name="P1" draw:layer="layout" svg:x1="11.4cm" svg:y1="9.33cm" svg:x2="16cm" svg:y2="9.33cm">
          <text:p/>
        </draw:line>
        <draw:line draw:style-name="gr8" draw:text-style-name="P1" draw:layer="layout" svg:x1="11.4cm" svg:y1="10.66cm" svg:x2="16cm" svg:y2="10.66cm">
          <text:p/>
        </draw:line>
        <draw:line draw:style-name="gr8" draw:text-style-name="P1" draw:layer="layout" svg:x1="11.4cm" svg:y1="8.665cm" svg:x2="16cm" svg:y2="8.665cm">
          <text:p/>
        </draw:line>
        <draw:line draw:style-name="gr8" draw:text-style-name="P1" draw:layer="layout" svg:x1="11.4cm" svg:y1="12.37cm" svg:x2="16cm" svg:y2="12.37cm">
          <text:p/>
        </draw:line>
        <draw:frame draw:style-name="gr9" draw:text-style-name="P4" draw:layer="layout" svg:width="0.951cm" svg:height="1.827cm" svg:x="13.249cm" svg:y="10.66cm">
          <draw:text-box>
            <text:p><text:span text:style-name="T2">R0</text:span></text:p>
            <text:p><text:span text:style-name="T2"><text:s/></text:span><text:span text:style-name="T2">.</text:span></text:p>
            <text:p><text:span text:style-name="T2"><text:s/></text:span><text:span text:style-name="T2">.</text:span></text:p>
            <text:p><text:span text:style-name="T2">Rk</text:span></text:p>
          </draw:text-box>
        </draw:frame>
        <draw:frame draw:style-name="gr10" draw:text-style-name="P4" draw:layer="layout" svg:width="3.8cm" svg:height="1.433cm" svg:x="12.4cm" svg:y="9.304cm">
          <draw:text-box>
            <text:p><text:span text:style-name="T2">ARGUMENT_1</text:span></text:p>
            <text:p><text:span text:style-name="T2">.</text:span></text:p>
            <text:p><text:span text:style-name="T2">ARGUMENT_n</text:span></text:p>
          </draw:text-box>
        </draw:frame>
        <draw:frame draw:style-name="gr11" draw:text-style-name="P4" draw:layer="layout" svg:width="3.186cm" svg:height="0.645cm" svg:x="12.289cm" svg:y="8.729cm">
          <draw:text-box>
            <text:p><text:span text:style-name="T2">RETURN VALUE</text:span></text:p>
          </draw:text-box>
        </draw:frame>
        <draw:frame draw:style-name="gr12" draw:text-style-name="P4" draw:layer="layout" svg:width="3.4cm" svg:height="0.645cm" svg:x="3.9cm" svg:y="10.818cm">
          <draw:text-box>
            <text:p><text:span text:style-name="T2">OLD BP</text:span></text:p>
          </draw:text-box>
        </draw:frame>
        <draw:custom-shape draw:style-name="gr13" draw:text-style-name="P1" draw:layer="layout" svg:width="0.2cm" svg:height="4.37cm" svg:x="16.4cm" svg:y="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4" draw:layer="layout" svg:width="3.4cm" svg:height="3.6cm" svg:x="16.6cm" svg:y="8.57cm">
          <draw:text-box>
            <text:p><text:span text:style-name="T2">These values are pushed to the stack when CALLEE is invoked from CALLER</text:span></text:p>
          </draw:text-box>
        </draw:frame>
        <draw:line draw:style-name="gr8" draw:text-style-name="P1" draw:layer="layout" svg:x1="2.6cm" svg:y1="10.8cm" svg:x2="7.2cm" svg:y2="10.8cm">
          <text:p/>
        </draw:line>
        <draw:frame draw:style-name="gr11" draw:text-style-name="P4" draw:layer="layout" svg:width="4.4cm" svg:height="0.645cm" svg:x="12cm" svg:y="8.084cm">
          <draw:text-box>
            <text:p><text:span text:style-name="T2">RETURN ADDRESS</text:span></text:p>
          </draw:text-box>
        </draw:frame>
        <draw:frame draw:style-name="gr2" draw:text-style-name="P3" draw:layer="layout" svg:width="3.846cm" svg:height="1.039cm" svg:x="11.9cm" svg:y="13.2cm">
          <draw:text-box>
            <text:p text:style-name="P1"><text:span text:style-name="T2">Local Variables of the</text:span></text:p>
            <text:p text:style-name="P1"><text:span text:style-name="T2">CALLER function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6" draw:text-style-name="P5" draw:layer="layout" svg:width="1.484cm" svg:height="0.325cm" svg:x="1.22cm" svg:y="4.36cm">
          <text:p text:style-name="P1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.22cm" svg:y="4.035cm">
          <text:p text:style-name="P1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1.221cm" svg:y="3.71cm">
          <text:p text:style-name="P1"><text:span text:style-name="T3">Arg = 1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49cm" svg:height="0.325cm" svg:x="1.22cm" svg:y="3.396cm">
          <text:p text:style-name="P1"><text:span text:style-name="T4">return value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1.212cm" svg:y="0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213cm" svg:y="7.309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212cm" svg:y="6.984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.211cm" svg:y="6.659cm">
          <text:p text:style-name="P1"><text:span text:style-name="T3">result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0.304cm" svg:y="0.201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1.212cm" svg:y="6.338cm">
          <text:p text:style-name="P1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.22cm" svg:y="6.013cm">
          <text:p text:style-name="P1"><text:span text:style-name="T3">Arg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85cm" svg:height="0.322cm" svg:x="1.22cm" svg:y="5.683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.212cm" svg:y="5.337cm">
          <text:p text:style-name="P1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.213cm" svg:y="5.013cm">
          <text:p text:style-name="P1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1.213cm" svg:y="4.687cm">
          <text:p text:style-name="P1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2.907cm" svg:y="4.9cm">
            <draw:text-box>
              <text:p><text:span text:style-name="T6">BP</text:span></text:p>
            </draw:text-box>
          </draw:frame>
          <draw:line draw:style-name="gr21" draw:text-style-name="P1" draw:layer="layout" svg:x1="3.107cm" svg:y1="5.173cm" svg:x2="2.712cm" svg:y2="5.173cm">
            <text:p/>
          </draw:line>
        </draw:g>
        <draw:g>
          <draw:frame draw:style-name="gr20" draw:text-style-name="P10" draw:layer="layout" svg:width="0.883cm" svg:height="0.569cm" svg:x="2.913cm" svg:y="2.928cm">
            <draw:text-box>
              <text:p><text:span text:style-name="T6">SP</text:span></text:p>
            </draw:text-box>
          </draw:frame>
          <draw:line draw:style-name="gr21" draw:text-style-name="P1" draw:layer="layout" svg:x1="3.113cm" svg:y1="3.201cm" svg:x2="2.718cm" svg:y2="3.201cm">
            <text:p/>
          </draw:line>
        </draw:g>
        <draw:custom-shape draw:style-name="gr16" draw:text-style-name="P5" draw:layer="layout" svg:width="1.49cm" svg:height="0.325cm" svg:x="1.212cm" svg:y="3.07cm">
          <text:p text:style-name="P1"><text:span text:style-name="T5">return addr 76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5.812cm" svg:y="4.359cm">
          <text:p text:style-name="P1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5.812cm" svg:y="4.034cm">
          <text:p text:style-name="P1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84cm" svg:height="0.325cm" svg:x="5.813cm" svg:y="3.709cm">
          <text:p text:style-name="P1"><text:span text:style-name="T3">Arg = 1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49cm" svg:height="0.325cm" svg:x="5.812cm" svg:y="3.395cm">
          <text:p text:style-name="P1"><text:span text:style-name="T4">return value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98cm" svg:height="7.32cm" svg:x="5.804cm" svg:y="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5.805cm" svg:y="7.308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5.804cm" svg:y="6.983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5.803cm" svg:y="6.658cm">
          <text:p text:style-name="P1"><text:span text:style-name="T3">result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4.896cm" svg:y="0.2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5.804cm" svg:y="6.337cm">
          <text:p text:style-name="P1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5.812cm" svg:y="6.012cm">
          <text:p text:style-name="P1"><text:span text:style-name="T3">Arg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485cm" svg:height="0.322cm" svg:x="5.812cm" svg:y="5.682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5.804cm" svg:y="5.336cm">
          <text:p text:style-name="P1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5.805cm" svg:y="5.012cm">
          <text:p text:style-name="P1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5.805cm" svg:y="4.686cm">
          <text:p text:style-name="P1"><text:span text:style-name="T3">f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7.499cm" svg:y="4.899cm">
            <draw:text-box>
              <text:p><text:span text:style-name="T6">BP</text:span></text:p>
            </draw:text-box>
          </draw:frame>
          <draw:line draw:style-name="gr21" draw:text-style-name="P1" draw:layer="layout" svg:x1="7.699cm" svg:y1="5.172cm" svg:x2="7.304cm" svg:y2="5.172cm">
            <text:p/>
          </draw:line>
        </draw:g>
        <draw:g>
          <draw:frame draw:style-name="gr20" draw:text-style-name="P10" draw:layer="layout" svg:width="0.883cm" svg:height="0.569cm" svg:x="7.505cm" svg:y="3.327cm">
            <draw:text-box>
              <text:p><text:span text:style-name="T6">SP</text:span></text:p>
            </draw:text-box>
          </draw:frame>
          <draw:line draw:style-name="gr21" draw:text-style-name="P1" draw:layer="layout" svg:x1="7.705cm" svg:y1="3.6cm" svg:x2="7.31cm" svg:y2="3.6cm">
            <text:p/>
          </draw:line>
        </draw:g>
        <draw:custom-shape draw:style-name="gr17" draw:text-style-name="P1" draw:layer="layout" svg:width="1.498cm" svg:height="7.32cm" svg:x="9.805cm" svg:y="0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9.806cm" svg:y="7.309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9.805cm" svg:y="6.984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9.804cm" svg:y="6.659cm">
          <text:p text:style-name="P1"><text:span text:style-name="T3">result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8.897cm" svg:y="0.201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9.805cm" svg:y="6.338cm">
          <text:p text:style-name="P1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9.813cm" svg:y="6.013cm">
          <text:p text:style-name="P1"><text:span text:style-name="T3">Arg = 2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485cm" svg:height="0.322cm" svg:x="9.813cm" svg:y="5.683cm">
          <text:p text:style-name="P1"><text:span text:style-name="T7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9.805cm" svg:y="5.337cm">
          <text:p text:style-name="P1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9.806cm" svg:y="5.013cm">
          <text:p text:style-name="P1"><text:span text:style-name="T3">Old BP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498cm" svg:height="0.325cm" svg:x="9.806cm" svg:y="4.687cm">
          <text:p text:style-name="P1"><text:span text:style-name="T3">f = 2x1</text:span></text:p>
          <draw:enhanced-geometry svg:viewBox="0 0 21600 21600" draw:type="rectangle" draw:enhanced-path="M 0 0 L 21600 0 21600 21600 0 21600 0 0 Z N"/>
        </draw:custom-shape>
        <draw:g>
          <draw:frame draw:style-name="gr20" draw:text-style-name="P10" draw:layer="layout" svg:width="0.896cm" svg:height="0.569cm" svg:x="11.5cm" svg:y="4.9cm">
            <draw:text-box>
              <text:p><text:span text:style-name="T6">BP</text:span></text:p>
            </draw:text-box>
          </draw:frame>
          <draw:line draw:style-name="gr21" draw:text-style-name="P1" draw:layer="layout" svg:x1="11.7cm" svg:y1="5.173cm" svg:x2="11.305cm" svg:y2="5.173cm">
            <text:p/>
          </draw:line>
        </draw:g>
        <draw:g>
          <draw:frame draw:style-name="gr20" draw:text-style-name="P10" draw:layer="layout" svg:width="0.883cm" svg:height="0.569cm" svg:x="11.517cm" svg:y="4.6cm">
            <draw:text-box>
              <text:p><text:span text:style-name="T6">SP</text:span></text:p>
            </draw:text-box>
          </draw:frame>
          <draw:line draw:style-name="gr21" draw:text-style-name="P1" draw:layer="layout" svg:x1="11.717cm" svg:y1="4.873cm" svg:x2="11.322cm" svg:y2="4.873cm">
            <text:p/>
          </draw:line>
        </draw:g>
        <draw:line draw:style-name="gr23" draw:text-style-name="P1" draw:layer="layout" svg:x1="7.302cm" svg:y1="3.395cm" svg:x2="8cm" svg:y2="2.6cm">
          <text:p/>
        </draw:line>
        <draw:line draw:style-name="gr23" draw:text-style-name="P1" draw:layer="layout" svg:x1="7.302cm" svg:y1="4.19cm" svg:x2="8cm" svg:y2="4.19cm">
          <text:p/>
        </draw:line>
        <draw:line draw:style-name="gr23" draw:text-style-name="P1" draw:layer="layout" svg:x1="7.301cm" svg:y1="4.599cm" svg:x2="7.999cm" svg:y2="4.599cm">
          <text:p/>
        </draw:line>
        <draw:custom-shape draw:style-name="gr24" draw:text-style-name="P5" draw:layer="layout" svg:width="0.396cm" svg:height="0.405cm" svg:x="7.999cm" svg:y="4.395cm">
          <text:p text:style-name="P1"><text:span text:style-name="T3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7.99cm" svg:y="3.956cm">
          <text:p text:style-name="P1"><text:span text:style-name="T3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8.004cm" svg:y="2.4cm">
          <text:p text:style-name="P1"><text:span text:style-name="T3">R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" draw:layer="layout" svg:width="1.498cm" svg:height="7.32cm" svg:x="14.806cm" svg:y="0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807cm" svg:y="7.31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806cm" svg:y="6.985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4.805cm" svg:y="6.66cm">
          <text:p text:style-name="P1"><text:span text:style-name="T3">result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13.898cm" svg:y="0.202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14.806cm" svg:y="6.339cm">
          <text:p text:style-name="P1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4.814cm" svg:y="6.014cm">
          <text:p text:style-name="P1"><text:span text:style-name="T3">Arg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485cm" svg:height="0.322cm" svg:x="14.814cm" svg:y="5.684cm">
          <text:p text:style-name="P1"><text:span text:style-name="T4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4.806cm" svg:y="5.338cm">
          <text:p text:style-name="P1"><text:span text:style-name="T5">return addr 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0" draw:layer="layout" svg:width="0.896cm" svg:height="0.569cm" svg:x="16.499cm" svg:y="7.2cm">
            <draw:text-box>
              <text:p><text:span text:style-name="T6">BP</text:span></text:p>
            </draw:text-box>
          </draw:frame>
          <draw:line draw:style-name="gr21" draw:text-style-name="P1" draw:layer="layout" svg:x1="16.699cm" svg:y1="7.473cm" svg:x2="16.304cm" svg:y2="7.473cm">
            <text:p/>
          </draw:line>
        </draw:g>
        <draw:g>
          <draw:frame draw:style-name="gr20" draw:text-style-name="P10" draw:layer="layout" svg:width="0.883cm" svg:height="0.569cm" svg:x="16.501cm" svg:y="5.231cm">
            <draw:text-box>
              <text:p><text:span text:style-name="T6">SP</text:span></text:p>
            </draw:text-box>
          </draw:frame>
          <draw:line draw:style-name="gr21" draw:text-style-name="P1" draw:layer="layout" svg:x1="16.701cm" svg:y1="5.504cm" svg:x2="16.306cm" svg:y2="5.504cm">
            <text:p/>
          </draw:line>
        </draw:g>
        <draw:custom-shape draw:style-name="gr17" draw:text-style-name="P1" draw:layer="layout" svg:width="1.498cm" svg:height="7.32cm" svg:x="19.807cm" svg:y="0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808cm" svg:y="7.311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807cm" svg:y="6.986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98cm" svg:height="0.325cm" svg:x="19.806cm" svg:y="6.661cm">
          <text:p text:style-name="P1"><text:span text:style-name="T3">result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18.899cm" svg:y="0.203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19.807cm" svg:y="6.34cm">
          <text:p text:style-name="P1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489cm" svg:height="0.325cm" svg:x="19.815cm" svg:y="6.015cm">
          <text:p text:style-name="P1"><text:span text:style-name="T3">Arg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485cm" svg:height="0.322cm" svg:x="19.815cm" svg:y="5.685cm">
          <text:p text:style-name="P1"><text:span text:style-name="T4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0" draw:text-style-name="P10" draw:layer="layout" svg:width="0.896cm" svg:height="0.569cm" svg:x="21.5cm" svg:y="7.201cm">
            <draw:text-box>
              <text:p><text:span text:style-name="T6">BP</text:span></text:p>
            </draw:text-box>
          </draw:frame>
          <draw:line draw:style-name="gr21" draw:text-style-name="P1" draw:layer="layout" svg:x1="21.7cm" svg:y1="7.474cm" svg:x2="21.305cm" svg:y2="7.474cm">
            <text:p/>
          </draw:line>
        </draw:g>
        <draw:g>
          <draw:frame draw:style-name="gr20" draw:text-style-name="P10" draw:layer="layout" svg:width="0.883cm" svg:height="0.569cm" svg:x="21.508cm" svg:y="5.559cm">
            <draw:text-box>
              <text:p><text:span text:style-name="T6">SP</text:span></text:p>
            </draw:text-box>
          </draw:frame>
          <draw:line draw:style-name="gr21" draw:text-style-name="P1" draw:layer="layout" svg:x1="21.708cm" svg:y1="5.832cm" svg:x2="21.313cm" svg:y2="5.832cm">
            <text:p/>
          </draw:line>
        </draw:g>
        <draw:line draw:style-name="gr23" draw:text-style-name="P1" draw:layer="layout" svg:x1="21.305cm" svg:y1="5.696cm" svg:x2="22.003cm" svg:y2="4.901cm">
          <text:p/>
        </draw:line>
        <draw:line draw:style-name="gr23" draw:text-style-name="P1" draw:layer="layout" svg:x1="21.305cm" svg:y1="6.491cm" svg:x2="22.003cm" svg:y2="6.491cm">
          <text:p/>
        </draw:line>
        <draw:custom-shape draw:style-name="gr24" draw:text-style-name="P5" draw:layer="layout" svg:width="0.396cm" svg:height="0.405cm" svg:x="21.993cm" svg:y="6.395cm">
          <text:p text:style-name="P1"><text:span text:style-name="T3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22.007cm" svg:y="4.701cm">
          <text:p text:style-name="P1"><text:span text:style-name="T3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" draw:layer="layout" svg:width="1.498cm" svg:height="7.32cm" svg:x="25.108cm" svg:y="0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109cm" svg:y="7.341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108cm" svg:y="7.016cm">
          <text:p text:style-name="P1"><text:span text:style-name="T3">n =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498cm" svg:height="0.325cm" svg:x="25.107cm" svg:y="6.691cm">
          <text:p text:style-name="P1"><text:span text:style-name="T6">result = 2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129cm" svg:height="7.565cm" svg:x="24.2cm" svg:y="0.233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g>
          <draw:frame draw:style-name="gr20" draw:text-style-name="P10" draw:layer="layout" svg:width="0.896cm" svg:height="0.569cm" svg:x="26.801cm" svg:y="7.231cm">
            <draw:text-box>
              <text:p><text:span text:style-name="T6">BP</text:span></text:p>
            </draw:text-box>
          </draw:frame>
          <draw:line draw:style-name="gr21" draw:text-style-name="P1" draw:layer="layout" svg:x1="27.001cm" svg:y1="7.504cm" svg:x2="26.606cm" svg:y2="7.504cm">
            <text:p/>
          </draw:line>
        </draw:g>
        <draw:g>
          <draw:frame draw:style-name="gr20" draw:text-style-name="P10" draw:layer="layout" svg:width="0.883cm" svg:height="0.569cm" svg:x="26.814cm" svg:y="6.6cm">
            <draw:text-box>
              <text:p><text:span text:style-name="T6">SP</text:span></text:p>
            </draw:text-box>
          </draw:frame>
          <draw:line draw:style-name="gr21" draw:text-style-name="P1" draw:layer="layout" svg:x1="27.014cm" svg:y1="6.873cm" svg:x2="26.619cm" svg:y2="6.873cm">
            <text:p/>
          </draw:line>
        </draw:g>
        <draw:frame draw:style-name="gr25" draw:text-style-name="P15" draw:layer="layout" svg:width="3.584cm" svg:height="2.615cm" svg:x="0.4cm" svg:y="7.973cm">
          <draw:text-box>
            <text:p text:style-name="P14"><text:span text:style-name="T8">m) Just before the RET instruction, local variables are <text:s/>popped out and </text:span><text:span text:style-name="T9">BP </text:span><text:span text:style-name="T10"><text:s/>is reset to OLD BP 3</text:span></text:p>
          </draw:text-box>
        </draw:frame>
        <draw:frame draw:style-name="gr25" draw:text-style-name="P15" draw:layer="layout" svg:width="4.384cm" svg:height="2.615cm" svg:x="4.116cm" svg:y="7.879cm">
          <draw:text-box>
            <text:p text:style-name="P14"><text:span text:style-name="T8">n) The RET instruction obtains </text:span><text:span text:style-name="T9">return addr</text:span><text:span text:style-name="T10"> from the stack and transfers control back to this address. The return value is stored in R2.</text:span></text:p>
          </draw:text-box>
        </draw:frame>
        <draw:frame draw:style-name="gr25" draw:text-style-name="P15" draw:layer="layout" svg:width="4.384cm" svg:height="2.615cm" svg:x="8.416cm" svg:y="7.779cm">
          <draw:text-box>
            <text:p text:style-name="P14"><text:span text:style-name="T8">o) After popping out the </text:span><text:span text:style-name="T10">return value, the argument and backed up registers. Value of </text:span><text:span text:style-name="T9">f </text:span><text:span text:style-name="T10">is computed. </text:span><text:span text:style-name="T9">return value </text:span><text:span text:style-name="T10">is stored as 2.</text:span></text:p>
          </draw:text-box>
        </draw:frame>
        <draw:frame draw:style-name="gr25" draw:text-style-name="P15" draw:layer="layout" svg:width="4.384cm" svg:height="2.221cm" svg:x="13.4cm" svg:y="7.8cm">
          <draw:text-box>
            <text:p text:style-name="P14"><text:span text:style-name="T8">p) Just before RET instruction in the callee. Local variables are popped and BP is reset to </text:span><text:span text:style-name="T9">Old BP 2</text:span></text:p>
          </draw:text-box>
        </draw:frame>
        <draw:frame draw:style-name="gr25" draw:text-style-name="P15" draw:layer="layout" svg:width="4.384cm" svg:height="1.827cm" svg:x="18.6cm" svg:y="7.779cm">
          <draw:text-box>
            <text:p text:style-name="P14"><text:span text:style-name="T8">q) </text:span><text:span text:style-name="T10">RET transfers control to the </text:span><text:span text:style-name="T9">return addr</text:span><text:span text:style-name="T10"> 150. The return value </text:span><text:span text:style-name="T9">2 </text:span><text:span text:style-name="T10">is stored in register R1. </text:span></text:p>
          </draw:text-box>
        </draw:frame>
        <draw:frame draw:style-name="gr25" draw:text-style-name="P15" draw:layer="layout" svg:width="4.2cm" svg:height="2.221cm" svg:x="23.6cm" svg:y="7.8cm">
          <draw:text-box>
            <text:p text:style-name="P14"><text:span text:style-name="T8">r) <text:s/>Result is computed. It is same as the </text:span><text:span text:style-name="T9">return value </text:span><text:span text:style-name="T10">of </text:span><text:span text:style-name="T9">fact(). </text:span><text:span text:style-name="T10">It is then printed, and program exits.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7" draw:text-style-name="P1" draw:layer="layout" svg:width="1.498cm" svg:height="7.32cm" svg:x="14.781cm" svg:y="-10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98cm" svg:height="7.32cm" svg:x="5.777cm" svg:y="-10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98cm" svg:height="7.32cm" svg:x="1.514cm" svg:y="-10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1.319cm" svg:height="0.569cm" svg:x="3.223cm" svg:y="-3.167cm">
          <draw:text-box>
            <text:p><text:span text:style-name="T6">BP,SP</text:span></text:p>
          </draw:text-box>
        </draw:frame>
        <draw:line draw:style-name="gr21" draw:text-style-name="P1" draw:layer="layout" svg:x1="3.422cm" svg:y1="-2.891cm" svg:x2="3.027cm" svg:y2="-2.891cm">
          <text:p/>
        </draw:line>
        <draw:frame draw:style-name="gr27" draw:text-style-name="P10" draw:layer="layout" svg:width="1.399cm" svg:height="0.569cm" svg:x="7.533cm" svg:y="-3.576cm">
          <draw:text-box>
            <text:p><text:span text:style-name="T6">BP, SP</text:span></text:p>
          </draw:text-box>
        </draw:frame>
        <draw:line draw:style-name="gr21" draw:text-style-name="P1" draw:layer="layout" svg:x1="7.743cm" svg:y1="-3.291cm" svg:x2="7.348cm" svg:y2="-3.291cm">
          <text:p/>
        </draw:line>
        <draw:custom-shape draw:style-name="gr18" draw:text-style-name="P5" draw:layer="layout" svg:width="1.498cm" svg:height="0.325cm" svg:x="5.777cm" svg:y="-3.395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98cm" svg:height="7.32cm" svg:x="10.28cm" svg:y="-10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0.896cm" svg:height="0.569cm" svg:x="12.036cm" svg:y="-3.569cm">
          <draw:text-box>
            <text:p><text:span text:style-name="T6">BP</text:span></text:p>
          </draw:text-box>
        </draw:frame>
        <draw:frame draw:style-name="gr29" draw:text-style-name="P10" draw:layer="layout" svg:width="0.883cm" svg:height="0.569cm" svg:x="11.99cm" svg:y="-4.16cm">
          <draw:text-box>
            <text:p><text:span text:style-name="T6">SP</text:span></text:p>
          </draw:text-box>
        </draw:frame>
        <draw:line draw:style-name="gr21" draw:text-style-name="P1" draw:layer="layout" svg:x1="12.246cm" svg:y1="-3.284cm" svg:x2="11.851cm" svg:y2="-3.284cm">
          <text:p/>
        </draw:line>
        <draw:line draw:style-name="gr21" draw:text-style-name="P1" draw:layer="layout" svg:x1="12.225cm" svg:y1="-3.852cm" svg:x2="11.83cm" svg:y2="-3.852cm">
          <text:p/>
        </draw:line>
        <draw:line draw:style-name="gr8" draw:text-style-name="P1" draw:layer="layout" svg:x1="10.291cm" svg:y1="-3.392cm" svg:x2="11.778cm" svg:y2="-3.392cm">
          <text:p/>
        </draw:line>
        <draw:custom-shape draw:style-name="gr30" draw:text-style-name="P1" draw:layer="layout" svg:width="1.498cm" svg:height="0.325cm" svg:x="10.28cm" svg:y="-3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1.498cm" svg:height="0.325cm" svg:x="10.279cm" svg:y="-3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278cm" svg:y="-4.042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9.371cm" svg:y="-10.5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frame draw:style-name="gr31" draw:text-style-name="P8" draw:layer="layout" svg:width="1.129cm" svg:height="7.565cm" svg:x="4.849cm" svg:y="-10.494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frame draw:style-name="gr32" draw:text-style-name="P8" draw:layer="layout" svg:width="1.129cm" svg:height="7.883cm" svg:x="0.603cm" svg:y="-10.467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  <text:p text:style-name="P7"><text:span text:style-name="T3">1535</text:span></text:p>
          </draw:text-box>
        </draw:frame>
        <draw:line draw:style-name="gr33" draw:text-style-name="P1" draw:layer="layout" svg:x1="1.513cm" svg:y1="-3.074cm" svg:x2="1.513cm" svg:y2="-2.735cm">
          <text:p/>
        </draw:line>
        <draw:line draw:style-name="gr33" draw:text-style-name="P1" draw:layer="layout" svg:x1="3.021cm" svg:y1="-3.074cm" svg:x2="3.021cm" svg:y2="-2.735cm">
          <text:p/>
        </draw:line>
        <draw:line draw:style-name="gr8" draw:text-style-name="P1" draw:layer="layout" svg:x1="10.292cm" svg:y1="-3.391cm" svg:x2="11.779cm" svg:y2="-3.391cm">
          <text:p/>
        </draw:line>
        <draw:custom-shape draw:style-name="gr30" draw:text-style-name="P1" draw:layer="layout" svg:width="1.498cm" svg:height="0.325cm" svg:x="10.281cm" svg:y="-3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draw:layer="layout" svg:width="1.498cm" svg:height="0.325cm" svg:x="10.28cm" svg:y="-3.716cm">
          <text:p text:style-name="P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0.896cm" svg:height="0.569cm" svg:x="16.538cm" svg:y="-3.567cm">
          <draw:text-box>
            <text:p><text:span text:style-name="T6">BP</text:span></text:p>
          </draw:text-box>
        </draw:frame>
        <draw:frame draw:style-name="gr36" draw:text-style-name="P10" draw:layer="layout" svg:width="0.883cm" svg:height="0.569cm" svg:x="16.492cm" svg:y="-4.158cm">
          <draw:text-box>
            <text:p><text:span text:style-name="T6">SP</text:span></text:p>
          </draw:text-box>
        </draw:frame>
        <draw:line draw:style-name="gr21" draw:text-style-name="P1" draw:layer="layout" svg:x1="16.748cm" svg:y1="-3.282cm" svg:x2="16.353cm" svg:y2="-3.282cm">
          <text:p/>
        </draw:line>
        <draw:line draw:style-name="gr21" draw:text-style-name="P1" draw:layer="layout" svg:x1="16.727cm" svg:y1="-3.85cm" svg:x2="16.332cm" svg:y2="-3.85cm">
          <text:p/>
        </draw:line>
        <draw:custom-shape draw:style-name="gr18" draw:text-style-name="P5" draw:layer="layout" svg:width="1.498cm" svg:height="0.325cm" svg:x="14.782cm" svg:y="-3.39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781cm" svg:y="-3.715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78cm" svg:y="-4.04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13.873cm" svg:y="-10.498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line draw:style-name="gr8" draw:text-style-name="P1" draw:layer="layout" svg:x1="10.291cm" svg:y1="-3.392cm" svg:x2="11.778cm" svg:y2="-3.392cm">
          <text:p/>
        </draw:line>
        <draw:custom-shape draw:style-name="gr30" draw:text-style-name="P1" draw:layer="layout" svg:width="1.498cm" svg:height="0.325cm" svg:x="10.28cm" svg:y="-3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498cm" svg:height="7.32cm" svg:x="14.782cm" svg:y="-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16.728cm" svg:y1="-3.849cm" svg:x2="16.333cm" svg:y2="-3.849cm">
          <text:p/>
        </draw:line>
        <draw:custom-shape draw:style-name="gr17" draw:text-style-name="P1" draw:layer="layout" svg:width="1.498cm" svg:height="7.32cm" svg:x="19.781cm" svg:y="-10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7" draw:text-style-name="P10" draw:layer="layout" svg:width="0.896cm" svg:height="0.569cm" svg:x="21.538cm" svg:y="-3.567cm">
            <draw:text-box>
              <text:p text:style-name="P10">BP</text:p>
            </draw:text-box>
          </draw:frame>
          <draw:line draw:style-name="gr21" draw:text-style-name="P1" draw:layer="layout" svg:x1="21.748cm" svg:y1="-3.282cm" svg:x2="21.353cm" svg:y2="-3.282cm">
            <text:p/>
          </draw:line>
        </draw:g>
        <draw:g>
          <draw:frame draw:style-name="gr36" draw:text-style-name="P10" draw:layer="layout" svg:width="0.883cm" svg:height="0.569cm" svg:x="21.527cm" svg:y="-5.123cm">
            <draw:text-box>
              <text:p text:style-name="P10">SP</text:p>
            </draw:text-box>
          </draw:frame>
          <draw:line draw:style-name="gr21" draw:text-style-name="P1" draw:layer="layout" svg:x1="21.727cm" svg:y1="-4.85cm" svg:x2="21.332cm" svg:y2="-4.85cm">
            <text:p/>
          </draw:line>
        </draw:g>
        <draw:custom-shape draw:style-name="gr18" draw:text-style-name="P5" draw:layer="layout" svg:width="1.498cm" svg:height="0.325cm" svg:x="19.782cm" svg:y="-3.39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781cm" svg:y="-3.715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78cm" svg:y="-4.04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18.873cm" svg:y="-10.498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7" draw:text-style-name="P1" draw:layer="layout" svg:width="1.498cm" svg:height="7.32cm" svg:x="19.782cm" svg:y="-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781cm" svg:y="-4.361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78cm" svg:y="-4.686cm">
          <text:p text:style-name="P16"><text:span text:style-name="T11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498cm" svg:height="0.325cm" svg:x="19.779cm" svg:y="-5.013cm">
          <text:p text:style-name="P9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1.498cm" svg:height="7.32cm" svg:x="24.782cm" svg:y="-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10" draw:layer="layout" svg:width="0.896cm" svg:height="0.569cm" svg:x="26.539cm" svg:y="-3.566cm">
            <draw:text-box>
              <text:p text:style-name="P10">BP</text:p>
            </draw:text-box>
          </draw:frame>
          <draw:line draw:style-name="gr21" draw:text-style-name="P1" draw:layer="layout" svg:x1="26.749cm" svg:y1="-3.281cm" svg:x2="26.354cm" svg:y2="-3.281cm">
            <text:p/>
          </draw:line>
        </draw:g>
        <draw:g>
          <draw:frame draw:style-name="gr36" draw:text-style-name="P10" draw:layer="layout" svg:width="0.883cm" svg:height="0.569cm" svg:x="26.518cm" svg:y="-5.462cm">
            <draw:text-box>
              <text:p text:style-name="P10">SP</text:p>
            </draw:text-box>
          </draw:frame>
          <draw:line draw:style-name="gr21" draw:text-style-name="P1" draw:layer="layout" svg:x1="26.718cm" svg:y1="-5.189cm" svg:x2="26.323cm" svg:y2="-5.189cm">
            <text:p/>
          </draw:line>
        </draw:g>
        <draw:custom-shape draw:style-name="gr18" draw:text-style-name="P5" draw:layer="layout" svg:width="1.498cm" svg:height="0.325cm" svg:x="24.783cm" svg:y="-3.389cm">
          <text:p text:style-name="P16"><text:span text:style-name="T11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4.782cm" svg:y="-3.714cm">
          <text:p text:style-name="P16"><text:span text:style-name="T11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4.781cm" svg:y="-4.039cm">
          <text:p text:style-name="P16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23.874cm" svg:y="-10.497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7" draw:text-style-name="P16" draw:layer="layout" svg:width="1.498cm" svg:height="7.32cm" svg:x="24.783cm" svg:y="-10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4.782cm" svg:y="-4.36cm">
          <text:p text:style-name="P16"><text:span text:style-name="T11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4.781cm" svg:y="-4.685cm">
          <text:p text:style-name="P16"><text:span text:style-name="T11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498cm" svg:height="0.325cm" svg:x="24.78cm" svg:y="-5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498cm" svg:height="0.325cm" svg:x="24.779cm" svg:y="-5.339cm">
          <text:p text:style-name="P9"><text:span text:style-name="T5">return addr </text:span><text:span text:style-name="T12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9cm" svg:height="0.325cm" svg:x="10.287cm" svg:y="-3.392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498cm" svg:height="7.32cm" svg:x="1.508cm" svg:y="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7" draw:text-style-name="P10" draw:layer="layout" svg:width="1.399cm" svg:height="0.569cm" svg:x="3.344cm" svg:y="5.235cm">
            <draw:text-box>
              <text:p text:style-name="P10">BP, SP</text:p>
            </draw:text-box>
          </draw:frame>
          <draw:line draw:style-name="gr21" draw:text-style-name="P1" draw:layer="layout" svg:x1="3.544cm" svg:y1="5.508cm" svg:x2="3.149cm" svg:y2="5.508cm">
            <text:p/>
          </draw:line>
        </draw:g>
        <draw:custom-shape draw:style-name="gr18" draw:text-style-name="P5" draw:layer="layout" svg:width="1.498cm" svg:height="0.325cm" svg:x="1.509cm" svg:y="7.608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508cm" svg:y="7.283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507cm" svg:y="6.958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0.6cm" svg:y="0.5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7" draw:text-style-name="P1" draw:layer="layout" svg:width="1.498cm" svg:height="7.32cm" svg:x="1.509cm" svg:y="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508cm" svg:y="6.637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506cm" svg:y="6.312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1.498cm" svg:height="0.325cm" svg:x="1.505cm" svg:y="5.985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498cm" svg:height="0.325cm" svg:x="1.504cm" svg:y="5.658cm">
          <text:p text:style-name="P1"><text:span text:style-name="T5">return addr </text:span><text:span text:style-name="T13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.509cm" svg:y="5.337cm">
          <text:p text:style-name="P1"><text:span text:style-name="T3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498cm" svg:height="7.32cm" svg:x="5.908cm" svg:y="0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8" draw:text-style-name="P10" draw:layer="layout" svg:width="1.12cm" svg:height="0.711cm" svg:x="7.625cm" svg:y="5.183cm">
            <draw:text-box>
              <text:p text:style-name="P10">BP</text:p>
            </draw:text-box>
          </draw:frame>
          <draw:line draw:style-name="gr21" draw:text-style-name="P1" draw:layer="layout" svg:x1="7.825cm" svg:y1="5.456cm" svg:x2="7.43cm" svg:y2="5.456cm">
            <text:p/>
          </draw:line>
        </draw:g>
        <draw:custom-shape draw:style-name="gr18" draw:text-style-name="P5" draw:layer="layout" svg:width="1.498cm" svg:height="0.325cm" svg:x="5.909cm" svg:y="7.573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5.908cm" svg:y="7.248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7cm" svg:height="0.325cm" svg:x="5.908cm" svg:y="6.923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5cm" svg:y="0.465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5.908cm" svg:y="6.602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5.907cm" svg:y="6.277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draw:layer="layout" svg:width="1.498cm" svg:height="0.325cm" svg:x="5.906cm" svg:y="5.95cm">
          <text:p text:style-name="P1"><text:span text:style-name="T14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5.908cm" svg:y="5.601cm">
          <text:p text:style-name="P1"><text:span text:style-name="T5">return addr </text:span><text:span text:style-name="T13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5.909cm" svg:y="5.277cm">
          <text:p text:style-name="P1"><text:span text:style-name="T3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5.909cm" svg:y="4.951cm">
          <text:p text:style-name="P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6" draw:text-style-name="P10" draw:layer="layout" svg:width="0.883cm" svg:height="0.569cm" svg:x="26.518cm" svg:y="-5.461cm">
            <draw:text-box>
              <text:p text:style-name="P10">SP</text:p>
            </draw:text-box>
          </draw:frame>
          <draw:line draw:style-name="gr21" draw:text-style-name="P1" draw:layer="layout" svg:x1="26.718cm" svg:y1="-5.188cm" svg:x2="26.323cm" svg:y2="-5.188cm">
            <text:p/>
          </draw:line>
        </draw:g>
        <draw:g>
          <draw:frame draw:style-name="gr40" draw:text-style-name="P10" draw:layer="layout" svg:width="1.105cm" svg:height="0.712cm" svg:x="7.633cm" svg:y="4.854cm">
            <draw:text-box>
              <text:p text:style-name="P10">SP</text:p>
            </draw:text-box>
          </draw:frame>
          <draw:line draw:style-name="gr21" draw:text-style-name="P1" draw:layer="layout" svg:x1="7.833cm" svg:y1="5.127cm" svg:x2="7.438cm" svg:y2="5.127cm">
            <text:p/>
          </draw:line>
        </draw:g>
        <draw:frame draw:style-name="gr41" draw:text-style-name="P19" draw:layer="layout" svg:width="4.769cm" svg:height="0.962cm" svg:x="12.16cm" svg:y="8.054cm">
          <draw:text-box>
            <text:p><text:span text:style-name="T15"><text:s text:c="24"/></text:span></text:p>
          </draw:text-box>
        </draw:frame>
        <draw:custom-shape draw:style-name="gr16" draw:text-style-name="P5" draw:layer="layout" svg:width="1.484cm" svg:height="0.325cm" svg:x="10.108cm" svg:y="4.624cm">
          <text:p text:style-name="P1"><text:span text:style-name="T3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10.108cm" svg:y="4.299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10.109cm" svg:y="3.974cm">
          <text:p text:style-name="P1"><text:span text:style-name="T3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1.49cm" svg:height="0.325cm" svg:x="10.108cm" svg:y="3.66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498cm" svg:height="7.32cm" svg:x="10.1cm" svg:y="0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101cm" svg:y="7.573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1cm" svg:y="7.248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099cm" svg:y="6.923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9.192cm" svg:y="0.465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10.1cm" svg:y="6.602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9cm" svg:height="0.325cm" svg:x="10.108cm" svg:y="6.277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485cm" svg:height="0.322cm" svg:x="10.108cm" svg:y="5.947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0.1cm" svg:y="5.601cm">
          <text:p text:style-name="P1"><text:span text:style-name="T5">return addr </text:span><text:span text:style-name="T13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0.101cm" svg:y="5.277cm">
          <text:p text:style-name="P1"><text:span text:style-name="T3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0.101cm" svg:y="4.951cm">
          <text:p text:style-name="P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2" draw:text-style-name="P10" draw:layer="layout" svg:width="1.12cm" svg:height="0.712cm" svg:x="11.801cm" svg:y="5.194cm">
            <draw:text-box>
              <text:p text:style-name="P10">BP</text:p>
            </draw:text-box>
          </draw:frame>
          <draw:line draw:style-name="gr21" draw:text-style-name="P1" draw:layer="layout" svg:x1="12.001cm" svg:y1="5.467cm" svg:x2="11.606cm" svg:y2="5.467cm">
            <text:p/>
          </draw:line>
        </draw:g>
        <draw:g>
          <draw:frame draw:style-name="gr43" draw:text-style-name="P10" draw:layer="layout" svg:width="1.104cm" svg:height="0.71cm" svg:x="11.802cm" svg:y="3.596cm">
            <draw:text-box>
              <text:p text:style-name="P10">SP</text:p>
            </draw:text-box>
          </draw:frame>
          <draw:line draw:style-name="gr21" draw:text-style-name="P1" draw:layer="layout" svg:x1="12.002cm" svg:y1="3.869cm" svg:x2="11.607cm" svg:y2="3.869cm">
            <text:p/>
          </draw:line>
        </draw:g>
        <draw:custom-shape draw:style-name="gr16" draw:text-style-name="P5" draw:layer="layout" svg:width="1.484cm" svg:height="0.325cm" svg:x="14.832cm" svg:y="4.61cm">
          <text:p text:style-name="P1"><text:span text:style-name="T3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14.832cm" svg:y="4.285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14.833cm" svg:y="3.96cm">
          <text:p text:style-name="P1"><text:span text:style-name="T3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1.49cm" svg:height="0.325cm" svg:x="14.832cm" svg:y="3.646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498cm" svg:height="7.32cm" svg:x="14.824cm" svg:y="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825cm" svg:y="7.559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824cm" svg:y="7.234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4.823cm" svg:y="6.909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8" draw:layer="layout" svg:width="1.129cm" svg:height="7.565cm" svg:x="13.916cm" svg:y="0.451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14.824cm" svg:y="6.588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9cm" svg:height="0.325cm" svg:x="14.832cm" svg:y="6.263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485cm" svg:height="0.322cm" svg:x="14.832cm" svg:y="5.933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4.824cm" svg:y="5.587cm">
          <text:p text:style-name="P1"><text:span text:style-name="T5">return addr </text:span><text:span text:style-name="T13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4.825cm" svg:y="5.263cm">
          <text:p text:style-name="P1"><text:span text:style-name="T3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4.825cm" svg:y="4.937cm">
          <text:p text:style-name="P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2" draw:text-style-name="P10" draw:layer="layout" svg:width="1.12cm" svg:height="0.712cm" svg:x="16.525cm" svg:y="5.18cm">
            <draw:text-box>
              <text:p text:style-name="P10">BP</text:p>
            </draw:text-box>
          </draw:frame>
          <draw:line draw:style-name="gr21" draw:text-style-name="P1" draw:layer="layout" svg:x1="16.725cm" svg:y1="5.453cm" svg:x2="16.33cm" svg:y2="5.453cm">
            <text:p/>
          </draw:line>
        </draw:g>
        <draw:g>
          <draw:frame draw:style-name="gr45" draw:text-style-name="P10" draw:layer="layout" svg:width="1.104cm" svg:height="0.712cm" svg:x="16.526cm" svg:y="3.229cm">
            <draw:text-box>
              <text:p text:style-name="P10">SP</text:p>
            </draw:text-box>
          </draw:frame>
          <draw:line draw:style-name="gr21" draw:text-style-name="P1" draw:layer="layout" svg:x1="16.726cm" svg:y1="3.502cm" svg:x2="16.331cm" svg:y2="3.502cm">
            <text:p/>
          </draw:line>
        </draw:g>
        <draw:custom-shape draw:style-name="gr16" draw:text-style-name="P17" draw:layer="layout" svg:width="1.49cm" svg:height="0.325cm" svg:x="14.824cm" svg:y="3.32cm">
          <text:p text:style-name="P1"><text:span text:style-name="T5">return addr </text:span><text:span text:style-name="T13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19.816cm" svg:y="4.559cm">
          <text:p text:style-name="P1"><text:span text:style-name="T3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19.816cm" svg:y="4.234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19.817cm" svg:y="3.909cm">
          <text:p text:style-name="P1"><text:span text:style-name="T3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1.49cm" svg:height="0.325cm" svg:x="19.816cm" svg:y="3.595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498cm" svg:height="7.32cm" svg:x="19.808cm" svg:y="0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809cm" svg:y="7.508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808cm" svg:y="7.183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9.807cm" svg:y="6.858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18.9cm" svg:y="0.4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19.808cm" svg:y="6.537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9cm" svg:height="0.325cm" svg:x="19.816cm" svg:y="6.212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485cm" svg:height="0.322cm" svg:x="19.816cm" svg:y="5.882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9.808cm" svg:y="5.536cm">
          <text:p text:style-name="P1"><text:span text:style-name="T5">return addr </text:span><text:span text:style-name="T13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9.809cm" svg:y="5.212cm">
          <text:p text:style-name="P1"><text:span text:style-name="T3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9.809cm" svg:y="4.886cm">
          <text:p text:style-name="P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10" draw:layer="layout" svg:width="0.896cm" svg:height="0.569cm" svg:x="21.501cm" svg:y="2.854cm">
            <draw:text-box>
              <text:p text:style-name="P10">BP</text:p>
            </draw:text-box>
          </draw:frame>
          <draw:line draw:style-name="gr21" draw:text-style-name="P1" draw:layer="layout" svg:x1="21.701cm" svg:y1="3.127cm" svg:x2="21.306cm" svg:y2="3.127cm">
            <text:p/>
          </draw:line>
        </draw:g>
        <draw:g>
          <draw:frame draw:style-name="gr46" draw:text-style-name="P10" draw:layer="layout" svg:width="0.883cm" svg:height="0.569cm" svg:x="21.509cm" svg:y="2.496cm">
            <draw:text-box>
              <text:p text:style-name="P10">SP</text:p>
            </draw:text-box>
          </draw:frame>
          <draw:line draw:style-name="gr21" draw:text-style-name="P1" draw:layer="layout" svg:x1="21.709cm" svg:y1="2.769cm" svg:x2="21.314cm" svg:y2="2.769cm">
            <text:p/>
          </draw:line>
        </draw:g>
        <draw:custom-shape draw:style-name="gr16" draw:text-style-name="P17" draw:layer="layout" svg:width="1.49cm" svg:height="0.325cm" svg:x="19.808cm" svg:y="3.269cm">
          <text:p text:style-name="P1"><text:span text:style-name="T5">return addr </text:span><text:span text:style-name="T13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.498cm" svg:height="0.325cm" svg:x="19.8cm" svg:y="2.944cm">
          <text:p text:style-name="P1"><text:span text:style-name="T3">Old BP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.498cm" svg:height="0.325cm" svg:x="19.8cm" svg:y="2.618cm">
          <text:p text:style-name="P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25.219cm" svg:y="4.624cm">
          <text:p text:style-name="P1"><text:span text:style-name="T3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25.219cm" svg:y="4.299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25.22cm" svg:y="3.974cm">
          <text:p text:style-name="P1"><text:span text:style-name="T3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498cm" svg:height="7.32cm" svg:x="25.211cm" svg:y="0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212cm" svg:y="7.573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211cm" svg:y="7.248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21cm" svg:y="6.923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24.303cm" svg:y="0.465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25.211cm" svg:y="6.602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9cm" svg:height="0.325cm" svg:x="25.219cm" svg:y="6.277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485cm" svg:height="0.322cm" svg:x="25.219cm" svg:y="5.947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25.211cm" svg:y="5.601cm">
          <text:p text:style-name="P1"><text:span text:style-name="T5">return addr </text:span><text:span text:style-name="T13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25.212cm" svg:y="5.277cm">
          <text:p text:style-name="P1"><text:span text:style-name="T3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25.212cm" svg:y="4.951cm">
          <text:p text:style-name="P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8" draw:text-style-name="P10" draw:layer="layout" svg:width="1.12cm" svg:height="0.71cm" svg:x="26.904cm" svg:y="2.919cm">
            <draw:text-box>
              <text:p text:style-name="P10">BP</text:p>
            </draw:text-box>
          </draw:frame>
          <draw:line draw:style-name="gr21" draw:text-style-name="P1" draw:layer="layout" svg:x1="27.104cm" svg:y1="3.192cm" svg:x2="26.709cm" svg:y2="3.192cm">
            <text:p/>
          </draw:line>
        </draw:g>
        <draw:g>
          <draw:frame draw:style-name="gr48" draw:text-style-name="P10" draw:layer="layout" svg:width="1.104cm" svg:height="0.711cm" svg:x="26.912cm" svg:y="2.561cm">
            <draw:text-box>
              <text:p text:style-name="P10">SP</text:p>
            </draw:text-box>
          </draw:frame>
          <draw:line draw:style-name="gr21" draw:text-style-name="P1" draw:layer="layout" svg:x1="27.112cm" svg:y1="2.834cm" svg:x2="26.717cm" svg:y2="2.834cm">
            <text:p/>
          </draw:line>
        </draw:g>
        <draw:custom-shape draw:style-name="gr16" draw:text-style-name="P17" draw:layer="layout" svg:width="1.49cm" svg:height="0.325cm" svg:x="25.211cm" svg:y="3.334cm">
          <text:p text:style-name="P1"><text:span text:style-name="T5">return addr </text:span><text:span text:style-name="T13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.498cm" svg:height="0.325cm" svg:x="25.203cm" svg:y="3.009cm">
          <text:p text:style-name="P1"><text:span text:style-name="T3">Old BP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.498cm" svg:height="0.325cm" svg:x="25.203cm" svg:y="2.683cm">
          <text:p text:style-name="P1"><text:span text:style-name="T3">f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5" draw:layer="layout" svg:width="3.6cm" svg:height="1.039cm" svg:x="0.716cm" svg:y="-2.774cm">
          <draw:text-box>
            <text:p text:style-name="P14"><text:span text:style-name="T8">a) BP and SP are initialized as 1535.</text:span></text:p>
          </draw:text-box>
        </draw:frame>
        <draw:frame draw:style-name="gr50" draw:text-style-name="P15" draw:layer="layout" svg:width="4.184cm" svg:height="2.615cm" svg:x="4.716cm" svg:y="-2.873cm">
          <draw:text-box>
            <text:p text:style-name="P14"><text:span text:style-name="T8">b) BP is pushed to the stack and BP now points to SP. This shows the starting of activation record of </text:span><text:span text:style-name="T9">main()</text:span></text:p>
          </draw:text-box>
        </draw:frame>
        <draw:frame draw:style-name="gr51" draw:text-style-name="P15" draw:layer="layout" svg:width="4.184cm" svg:height="1.827cm" svg:x="9.116cm" svg:y="-2.872cm">
          <draw:text-box>
            <text:p text:style-name="P14"><text:span text:style-name="T8">c) Space for local variables </text:span><text:span text:style-name="T9">n </text:span><text:span text:style-name="T10">and </text:span><text:span text:style-name="T9">result </text:span><text:span text:style-name="T8">of <text:s/></text:span><text:span text:style-name="T9">main() </text:span><text:span text:style-name="T10">are allocated in the stack.</text:span></text:p>
          </draw:text-box>
        </draw:frame>
        <draw:frame draw:style-name="gr52" draw:text-style-name="P15" draw:layer="layout" svg:width="4.184cm" svg:height="2.221cm" svg:x="13.716cm" svg:y="-2.871cm">
          <draw:text-box>
            <text:p text:style-name="P14"><text:span text:style-name="T8">d) The value of n is taken as input from the user and stored in the stack. (Assumed to be </text:span><text:span text:style-name="T9">2</text:span><text:span text:style-name="T8">)</text:span></text:p>
          </draw:text-box>
        </draw:frame>
        <draw:frame draw:style-name="gr53" draw:text-style-name="P15" draw:layer="layout" svg:width="3.684cm" svg:height="2.749cm" svg:x="18.856cm" svg:y="-2.982cm">
          <draw:text-box>
            <text:p text:style-name="P14"><text:span text:style-name="T8">e) Just before CALL instruction, registers and arguments are pushed. Space for </text:span><text:span text:style-name="T9">return value</text:span><text:span text:style-name="T10"> is allocated.</text:span></text:p>
          </draw:text-box>
        </draw:frame>
        <draw:frame draw:style-name="gr54" draw:text-style-name="P15" draw:layer="layout" svg:width="3.544cm" svg:height="2.867cm" svg:x="23.656cm" svg:y="-2.981cm">
          <draw:text-box>
            <text:p text:style-name="P14"><text:span text:style-name="T8">f) CALL instruction pushes the return address of the next instruction </text:span><text:span text:style-name="T9">150 </text:span><text:span text:style-name="T10">to the stack (See machine code)</text:span></text:p>
          </draw:text-box>
        </draw:frame>
        <draw:frame draw:style-name="gr51" draw:text-style-name="P15" draw:layer="layout" svg:width="4.544cm" svg:height="1.827cm" svg:x="0.256cm" svg:y="8.044cm">
          <draw:text-box>
            <text:p text:style-name="P14"><text:span text:style-name="T8">g) Control is transferred to </text:span><text:span text:style-name="T9">fact().</text:span><text:span text:style-name="T10"> Old value of BP is backed up. Starting the activation record of </text:span><text:span text:style-name="T9">fact().</text:span></text:p>
          </draw:text-box>
        </draw:frame>
        <draw:frame draw:style-name="gr51" draw:text-style-name="P15" draw:layer="layout" svg:width="3.4cm" svg:height="1.827cm" svg:x="5cm" svg:y="8.065cm">
          <draw:text-box>
            <text:p text:style-name="P14"><text:span text:style-name="T8">h) Space for the local variable </text:span><text:span text:style-name="T9">f </text:span><text:span text:style-name="T10">of </text:span><text:span text:style-name="T9">fact()</text:span><text:span text:style-name="T10"> is allocated in the stack.</text:span></text:p>
          </draw:text-box>
        </draw:frame>
        <draw:frame draw:style-name="gr52" draw:text-style-name="P15" draw:layer="layout" svg:width="5cm" svg:height="2.221cm" svg:x="8.4cm" svg:y="8.038cm">
          <draw:text-box>
            <text:p text:style-name="P14"><text:span text:style-name="T8">i) Just before the recursive call to </text:span><text:span text:style-name="T9">fact().</text:span><text:span text:style-name="T10"> Used registers and Argument </text:span><text:span text:style-name="T9">n-1 </text:span><text:span text:style-name="T10">is pushed, and space for return value is allocated.</text:span></text:p>
          </draw:text-box>
        </draw:frame>
        <draw:frame draw:style-name="gr55" draw:text-style-name="P15" draw:layer="layout" svg:width="4cm" svg:height="2.221cm" svg:x="13.8cm" svg:y="7.965cm">
          <draw:text-box>
            <text:p text:style-name="P14"><text:span text:style-name="T8">j) CALL pushes the return address 76 to the stack and transfers control to </text:span><text:span text:style-name="T9">fact().</text:span><text:span text:style-name="T8">.</text:span></text:p>
          </draw:text-box>
        </draw:frame>
        <draw:frame draw:style-name="gr55" draw:text-style-name="P15" draw:layer="layout" svg:width="4.5cm" svg:height="2.221cm" svg:x="18.2cm" svg:y="7.965cm">
          <draw:text-box>
            <text:p text:style-name="P14"><text:span text:style-name="T8">k) Control is transferred to </text:span><text:span text:style-name="T9">fact()</text:span><text:span text:style-name="T10"> again. Old value of BP is backed up. Space for local variable </text:span><text:span text:style-name="T9">f </text:span><text:span text:style-name="T10">allocated.</text:span></text:p>
          </draw:text-box>
        </draw:frame>
        <draw:frame draw:style-name="gr55" draw:text-style-name="P15" draw:layer="layout" svg:width="4cm" svg:height="2.221cm" svg:x="13.8cm" svg:y="7.966cm">
          <draw:text-box>
            <text:p text:style-name="P14"><text:span text:style-name="T8">j) CALL pushes the return address 76 to the stack and transfers control to </text:span><text:span text:style-name="T9">fact().</text:span><text:span text:style-name="T8">.</text:span></text:p>
          </draw:text-box>
        </draw:frame>
        <draw:frame draw:style-name="gr51" draw:text-style-name="P15" draw:layer="layout" svg:width="4.5cm" svg:height="1.827cm" svg:x="23.6cm" svg:y="8.044cm">
          <draw:text-box>
            <text:p text:style-name="P14"><text:span text:style-name="T8">l) Gets into the </text:span><text:span text:style-name="T10">if condition (base case) and sets </text:span><text:span text:style-name="T9">f = 1. </text:span><text:span text:style-name="T10">Stores </text:span><text:span text:style-name="T9">return value</text:span><text:span text:style-name="T10"> <text:s/>with 1.</text:span><text:span text:style-name="T8"> </text:span></text:p>
          </draw:text-box>
        </draw:frame>
        <draw:custom-shape draw:style-name="gr56" draw:text-style-name="P20" draw:layer="layout" svg:width="1.49cm" svg:height="0.325cm" svg:x="25.206cm" svg:y="3.647cm">
          <text:p text:style-name="P1"><text:span text:style-name="T7">return value <text:s/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1.526cm" svg:y="15.065cm">
          <text:p text:style-name="P1"><text:span text:style-name="T3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1.526cm" svg:y="14.74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1.527cm" svg:y="14.415cm">
          <text:p text:style-name="P1"><text:span text:style-name="T3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1.49cm" svg:height="0.325cm" svg:x="1.526cm" svg:y="14.101cm">
          <text:p text:style-name="P1"><text:span text:style-name="T4">return valu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498cm" svg:height="7.32cm" svg:x="1.518cm" svg:y="11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519cm" svg:y="18.014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518cm" svg:y="17.689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.517cm" svg:y="17.364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0.61cm" svg:y="10.906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1.518cm" svg:y="17.043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9cm" svg:height="0.325cm" svg:x="1.526cm" svg:y="16.718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485cm" svg:height="0.322cm" svg:x="1.526cm" svg:y="16.388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.518cm" svg:y="16.042cm">
          <text:p text:style-name="P1"><text:span text:style-name="T5">return addr </text:span><text:span text:style-name="T13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.519cm" svg:y="15.718cm">
          <text:p text:style-name="P1"><text:span text:style-name="T3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.519cm" svg:y="15.392cm">
          <text:p text:style-name="P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8" draw:text-style-name="P10" draw:layer="layout" svg:width="0.896cm" svg:height="0.569cm" svg:x="3.213cm" svg:y="15.605cm">
            <draw:text-box>
              <text:p text:style-name="P10">BP</text:p>
            </draw:text-box>
          </draw:frame>
          <draw:line draw:style-name="gr21" draw:text-style-name="P1" draw:layer="layout" svg:x1="3.413cm" svg:y1="15.878cm" svg:x2="3.018cm" svg:y2="15.878cm">
            <text:p/>
          </draw:line>
        </draw:g>
        <draw:g>
          <draw:frame draw:style-name="gr29" draw:text-style-name="P10" draw:layer="layout" svg:width="0.883cm" svg:height="0.569cm" svg:x="3.219cm" svg:y="13.633cm">
            <draw:text-box>
              <text:p text:style-name="P10">SP</text:p>
            </draw:text-box>
          </draw:frame>
          <draw:line draw:style-name="gr21" draw:text-style-name="P1" draw:layer="layout" svg:x1="3.419cm" svg:y1="13.906cm" svg:x2="3.024cm" svg:y2="13.906cm">
            <text:p/>
          </draw:line>
        </draw:g>
        <draw:custom-shape draw:style-name="gr16" draw:text-style-name="P5" draw:layer="layout" svg:width="1.49cm" svg:height="0.325cm" svg:x="1.518cm" svg:y="13.775cm">
          <text:p text:style-name="P1"><text:span text:style-name="T5">return addr </text:span><text:span text:style-name="T13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6.118cm" svg:y="15.064cm">
          <text:p text:style-name="P1"><text:span text:style-name="T3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6.118cm" svg:y="14.739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84cm" svg:height="0.325cm" svg:x="6.119cm" svg:y="14.414cm">
          <text:p text:style-name="P1"><text:span text:style-name="T3">Arg 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1.49cm" svg:height="0.325cm" svg:x="6.118cm" svg:y="14.1cm">
          <text:p text:style-name="P1"><text:span text:style-name="T4">return valu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498cm" svg:height="7.32cm" svg:x="6.11cm" svg:y="11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6.111cm" svg:y="18.013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6.11cm" svg:y="17.688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6.109cm" svg:y="17.363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5.202cm" svg:y="10.905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6.11cm" svg:y="17.042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9cm" svg:height="0.325cm" svg:x="6.118cm" svg:y="16.717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485cm" svg:height="0.322cm" svg:x="6.118cm" svg:y="16.387cm">
          <text:p text:style-name="P1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6.11cm" svg:y="16.041cm">
          <text:p text:style-name="P1"><text:span text:style-name="T5">return addr </text:span><text:span text:style-name="T13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6.111cm" svg:y="15.717cm">
          <text:p text:style-name="P1"><text:span text:style-name="T3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6.111cm" svg:y="15.391cm">
          <text:p text:style-name="P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8" draw:text-style-name="P10" draw:layer="layout" svg:width="0.896cm" svg:height="0.569cm" svg:x="7.805cm" svg:y="15.604cm">
            <draw:text-box>
              <text:p text:style-name="P10">BP</text:p>
            </draw:text-box>
          </draw:frame>
          <draw:line draw:style-name="gr21" draw:text-style-name="P1" draw:layer="layout" svg:x1="8.005cm" svg:y1="15.877cm" svg:x2="7.61cm" svg:y2="15.877cm">
            <text:p/>
          </draw:line>
        </draw:g>
        <draw:g>
          <draw:frame draw:style-name="gr36" draw:text-style-name="P10" draw:layer="layout" svg:width="0.883cm" svg:height="0.569cm" svg:x="7.811cm" svg:y="14.032cm">
            <draw:text-box>
              <text:p text:style-name="P10">SP</text:p>
            </draw:text-box>
          </draw:frame>
          <draw:line draw:style-name="gr21" draw:text-style-name="P1" draw:layer="layout" svg:x1="8.011cm" svg:y1="14.305cm" svg:x2="7.616cm" svg:y2="14.305cm">
            <text:p/>
          </draw:line>
        </draw:g>
        <draw:custom-shape draw:style-name="gr17" draw:text-style-name="P1" draw:layer="layout" svg:width="1.498cm" svg:height="7.32cm" svg:x="10.111cm" svg:y="11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112cm" svg:y="18.014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111cm" svg:y="17.689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0.11cm" svg:y="17.364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9.203cm" svg:y="10.906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10.111cm" svg:y="17.043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9cm" svg:height="0.325cm" svg:x="10.119cm" svg:y="16.718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1.485cm" svg:height="0.322cm" svg:x="10.119cm" svg:y="16.388cm">
          <text:p text:style-name="P1"><text:span text:style-name="T7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0.111cm" svg:y="16.042cm">
          <text:p text:style-name="P1"><text:span text:style-name="T5">return addr </text:span><text:span text:style-name="T13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0.112cm" svg:y="15.718cm">
          <text:p text:style-name="P1"><text:span text:style-name="T3">Old B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498cm" svg:height="0.325cm" svg:x="10.112cm" svg:y="15.392cm">
          <text:p text:style-name="P1"><text:span text:style-name="T3">f = 2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8" draw:text-style-name="P10" draw:layer="layout" svg:width="0.896cm" svg:height="0.569cm" svg:x="11.806cm" svg:y="15.605cm">
            <draw:text-box>
              <text:p text:style-name="P10">BP</text:p>
            </draw:text-box>
          </draw:frame>
          <draw:line draw:style-name="gr21" draw:text-style-name="P1" draw:layer="layout" svg:x1="12.006cm" svg:y1="15.878cm" svg:x2="11.611cm" svg:y2="15.878cm">
            <text:p/>
          </draw:line>
        </draw:g>
        <draw:g>
          <draw:frame draw:style-name="gr36" draw:text-style-name="P10" draw:layer="layout" svg:width="0.883cm" svg:height="0.569cm" svg:x="11.823cm" svg:y="15.305cm">
            <draw:text-box>
              <text:p text:style-name="P10">SP</text:p>
            </draw:text-box>
          </draw:frame>
          <draw:line draw:style-name="gr21" draw:text-style-name="P1" draw:layer="layout" svg:x1="12.023cm" svg:y1="15.578cm" svg:x2="11.628cm" svg:y2="15.578cm">
            <text:p/>
          </draw:line>
        </draw:g>
        <draw:line draw:style-name="gr23" draw:text-style-name="P1" draw:layer="layout" svg:x1="7.608cm" svg:y1="14.1cm" svg:x2="8.306cm" svg:y2="13.305cm">
          <text:p/>
        </draw:line>
        <draw:line draw:style-name="gr23" draw:text-style-name="P1" draw:layer="layout" svg:x1="7.608cm" svg:y1="14.895cm" svg:x2="8.306cm" svg:y2="14.895cm">
          <text:p/>
        </draw:line>
        <draw:line draw:style-name="gr23" draw:text-style-name="P1" draw:layer="layout" svg:x1="7.607cm" svg:y1="15.304cm" svg:x2="8.305cm" svg:y2="15.304cm">
          <text:p/>
        </draw:line>
        <draw:custom-shape draw:style-name="gr24" draw:text-style-name="P5" draw:layer="layout" svg:width="0.396cm" svg:height="0.405cm" svg:x="8.305cm" svg:y="15.1cm">
          <text:p text:style-name="P1"><text:span text:style-name="T3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8.296cm" svg:y="14.661cm">
          <text:p text:style-name="P1"><text:span text:style-name="T3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8.31cm" svg:y="13.105cm">
          <text:p text:style-name="P1"><text:span text:style-name="T3">R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" draw:layer="layout" svg:width="1.498cm" svg:height="7.32cm" svg:x="15.112cm" svg:y="11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5.113cm" svg:y="18.015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5.112cm" svg:y="17.69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15.111cm" svg:y="17.365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8" draw:layer="layout" svg:width="1.129cm" svg:height="7.565cm" svg:x="14.204cm" svg:y="10.907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15.112cm" svg:y="17.044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9cm" svg:height="0.325cm" svg:x="15.12cm" svg:y="16.719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1.485cm" svg:height="0.322cm" svg:x="15.12cm" svg:y="16.389cm">
          <text:p text:style-name="P1"><text:span text:style-name="T4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5cm" svg:height="0.346cm" svg:x="15.112cm" svg:y="16.043cm">
          <text:p text:style-name="P1"><text:span text:style-name="T5">return addr </text:span><text:span text:style-name="T13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10" draw:layer="layout" svg:width="0.896cm" svg:height="0.569cm" svg:x="16.805cm" svg:y="17.905cm">
            <draw:text-box>
              <text:p text:style-name="P10">BP</text:p>
            </draw:text-box>
          </draw:frame>
          <draw:line draw:style-name="gr21" draw:text-style-name="P1" draw:layer="layout" svg:x1="17.005cm" svg:y1="18.178cm" svg:x2="16.61cm" svg:y2="18.178cm">
            <text:p/>
          </draw:line>
        </draw:g>
        <draw:g>
          <draw:frame draw:style-name="gr29" draw:text-style-name="P10" draw:layer="layout" svg:width="0.883cm" svg:height="0.569cm" svg:x="16.807cm" svg:y="15.936cm">
            <draw:text-box>
              <text:p text:style-name="P10">SP</text:p>
            </draw:text-box>
          </draw:frame>
          <draw:line draw:style-name="gr21" draw:text-style-name="P1" draw:layer="layout" svg:x1="17.007cm" svg:y1="16.209cm" svg:x2="16.612cm" svg:y2="16.209cm">
            <text:p/>
          </draw:line>
        </draw:g>
        <draw:custom-shape draw:style-name="gr17" draw:text-style-name="P1" draw:layer="layout" svg:width="1.498cm" svg:height="7.32cm" svg:x="20.113cm" svg:y="11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0.114cm" svg:y="18.016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0.113cm" svg:y="17.691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0.112cm" svg:y="17.366cm">
          <text:p text:style-name="P1"><text:span text:style-name="T3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8" draw:layer="layout" svg:width="1.129cm" svg:height="7.565cm" svg:x="19.205cm" svg:y="10.908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custom-shape draw:style-name="gr18" draw:text-style-name="P5" draw:layer="layout" svg:width="1.498cm" svg:height="0.325cm" svg:x="20.113cm" svg:y="17.045cm">
          <text:p text:style-name="P1"><text:span text:style-name="T3">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89cm" svg:height="0.325cm" svg:x="20.121cm" svg:y="16.72cm">
          <text:p text:style-name="P1"><text:span text:style-name="T3">Arg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1.485cm" svg:height="0.322cm" svg:x="20.121cm" svg:y="16.39cm">
          <text:p text:style-name="P1"><text:span text:style-name="T4">return val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10" draw:layer="layout" svg:width="0.896cm" svg:height="0.569cm" svg:x="21.806cm" svg:y="17.906cm">
            <draw:text-box>
              <text:p text:style-name="P10">BP</text:p>
            </draw:text-box>
          </draw:frame>
          <draw:line draw:style-name="gr21" draw:text-style-name="P1" draw:layer="layout" svg:x1="22.006cm" svg:y1="18.179cm" svg:x2="21.611cm" svg:y2="18.179cm">
            <text:p/>
          </draw:line>
        </draw:g>
        <draw:g>
          <draw:frame draw:style-name="gr46" draw:text-style-name="P10" draw:layer="layout" svg:width="0.883cm" svg:height="0.569cm" svg:x="21.814cm" svg:y="16.264cm">
            <draw:text-box>
              <text:p text:style-name="P10">SP</text:p>
            </draw:text-box>
          </draw:frame>
          <draw:line draw:style-name="gr21" draw:text-style-name="P1" draw:layer="layout" svg:x1="22.014cm" svg:y1="16.537cm" svg:x2="21.619cm" svg:y2="16.537cm">
            <text:p/>
          </draw:line>
        </draw:g>
        <draw:line draw:style-name="gr23" draw:text-style-name="P1" draw:layer="layout" svg:x1="21.611cm" svg:y1="16.401cm" svg:x2="22.309cm" svg:y2="15.606cm">
          <text:p/>
        </draw:line>
        <draw:line draw:style-name="gr23" draw:text-style-name="P1" draw:layer="layout" svg:x1="21.611cm" svg:y1="17.196cm" svg:x2="22.309cm" svg:y2="17.196cm">
          <text:p/>
        </draw:line>
        <draw:custom-shape draw:style-name="gr24" draw:text-style-name="P5" draw:layer="layout" svg:width="0.396cm" svg:height="0.405cm" svg:x="22.299cm" svg:y="17.1cm">
          <text:p text:style-name="P1"><text:span text:style-name="T3">R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5" draw:layer="layout" svg:width="0.396cm" svg:height="0.405cm" svg:x="22.313cm" svg:y="15.406cm">
          <text:p text:style-name="P1"><text:span text:style-name="T3">R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" draw:layer="layout" svg:width="1.498cm" svg:height="7.32cm" svg:x="25.414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415cm" svg:y="18.046cm">
          <text:p text:style-name="P1"><text:span text:style-name="T3">Old B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498cm" svg:height="0.325cm" svg:x="25.414cm" svg:y="17.721cm">
          <text:p text:style-name="P1"><text:span text:style-name="T3">n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498cm" svg:height="0.325cm" svg:x="25.413cm" svg:y="17.396cm">
          <text:p text:style-name="P1"><text:span text:style-name="T6">result =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8" draw:layer="layout" svg:width="1.129cm" svg:height="7.565cm" svg:x="24.506cm" svg:y="10.938cm">
          <draw:text-box>
            <text:p text:style-name="P7"><text:span text:style-name="T3">2047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.</text:span></text:p>
            <text:p text:style-name="P7"><text:span text:style-name="T3">1536</text:span></text:p>
          </draw:text-box>
        </draw:frame>
        <draw:g>
          <draw:frame draw:style-name="gr28" draw:text-style-name="P10" draw:layer="layout" svg:width="0.896cm" svg:height="0.569cm" svg:x="27.107cm" svg:y="17.936cm">
            <draw:text-box>
              <text:p text:style-name="P10">BP</text:p>
            </draw:text-box>
          </draw:frame>
          <draw:line draw:style-name="gr21" draw:text-style-name="P1" draw:layer="layout" svg:x1="27.307cm" svg:y1="18.209cm" svg:x2="26.912cm" svg:y2="18.209cm">
            <text:p/>
          </draw:line>
        </draw:g>
        <draw:g>
          <draw:frame draw:style-name="gr36" draw:text-style-name="P10" draw:layer="layout" svg:width="0.883cm" svg:height="0.569cm" svg:x="27.12cm" svg:y="17.305cm">
            <draw:text-box>
              <text:p text:style-name="P10">SP</text:p>
            </draw:text-box>
          </draw:frame>
          <draw:line draw:style-name="gr21" draw:text-style-name="P1" draw:layer="layout" svg:x1="27.32cm" svg:y1="17.578cm" svg:x2="26.925cm" svg:y2="17.578cm">
            <text:p/>
          </draw:line>
        </draw:g>
        <draw:frame draw:style-name="gr53" draw:text-style-name="P15" draw:layer="layout" svg:width="3.89cm" svg:height="2.749cm" svg:x="0.4cm" svg:y="18.582cm">
          <draw:text-box>
            <text:p text:style-name="P14"><text:span text:style-name="T8">m) Just before the RET instruction, local variables are <text:s/>popped out and </text:span><text:span text:style-name="T9">BP </text:span><text:span text:style-name="T10">is reset to OLD BP 3</text:span></text:p>
          </draw:text-box>
        </draw:frame>
        <draw:frame draw:style-name="gr53" draw:text-style-name="P15" draw:layer="layout" svg:width="4.384cm" svg:height="2.615cm" svg:x="4.422cm" svg:y="18.488cm">
          <draw:text-box>
            <text:p text:style-name="P14"><text:span text:style-name="T8">n) The RET instruction obtains </text:span><text:span text:style-name="T9">return addr</text:span><text:span text:style-name="T10"> from the stack and transfers control back to this address. The return value is stored in R2.</text:span></text:p>
          </draw:text-box>
        </draw:frame>
        <draw:frame draw:style-name="gr53" draw:text-style-name="P15" draw:layer="layout" svg:width="4.384cm" svg:height="2.615cm" svg:x="8.722cm" svg:y="18.388cm">
          <draw:text-box>
            <text:p text:style-name="P14"><text:span text:style-name="T8">o) After popping out the </text:span><text:span text:style-name="T10">return value, the argument and backed up registers. Value of </text:span><text:span text:style-name="T9">f </text:span><text:span text:style-name="T10">is computed. </text:span><text:span text:style-name="T9">return value </text:span><text:span text:style-name="T10">is stored as 2.</text:span></text:p>
          </draw:text-box>
        </draw:frame>
        <draw:frame draw:style-name="gr55" draw:text-style-name="P15" draw:layer="layout" svg:width="4.384cm" svg:height="2.221cm" svg:x="13.706cm" svg:y="18.409cm">
          <draw:text-box>
            <text:p text:style-name="P14"><text:span text:style-name="T8">p) Just before RET instruction in the callee. Local variables are popped and BP is reset to </text:span><text:span text:style-name="T9">Old BP 2</text:span></text:p>
          </draw:text-box>
        </draw:frame>
        <draw:frame draw:style-name="gr58" draw:text-style-name="P15" draw:layer="layout" svg:width="4.384cm" svg:height="1.827cm" svg:x="18.906cm" svg:y="18.388cm">
          <draw:text-box>
            <text:p text:style-name="P14"><text:span text:style-name="T8">q) </text:span><text:span text:style-name="T10">RET transfers control to the </text:span><text:span text:style-name="T9">return addr</text:span><text:span text:style-name="T10"> 150. The return value </text:span><text:span text:style-name="T9">2 </text:span><text:span text:style-name="T10">is stored in register R1. </text:span></text:p>
          </draw:text-box>
        </draw:frame>
        <draw:frame draw:style-name="gr55" draw:text-style-name="P15" draw:layer="layout" svg:width="4.2cm" svg:height="2.221cm" svg:x="23.906cm" svg:y="18.409cm">
          <draw:text-box>
            <text:p text:style-name="P14"><text:span text:style-name="T8">r) <text:s/>Result is computed. It is same as the </text:span><text:span text:style-name="T9">return value </text:span><text:span text:style-name="T10">of </text:span><text:span text:style-name="T9">fact(). </text:span><text:span text:style-name="T10">It is then printed, and program exits.</text:span></text:p>
          </draw:text-box>
        </draw:frame>
        <draw:custom-shape draw:style-name="gr18" draw:text-style-name="P9" draw:layer="layout" svg:width="1.498cm" svg:height="0.325cm" svg:x="24.784cm" svg:y="-5.014cm">
          <text:p text:style-name="P9"><text:span text:style-name="T5">return valu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5cm" svg:x="3.075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" draw:display-name="Arrowheads 3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12:53:52</meta:creation-date>
    <dc:date>2013-03-30T03:51:02</dc:date>
    <meta:editing-duration>PT4H27S</meta:editing-duration>
    <meta:editing-cycles>30</meta:editing-cycles>
    <meta:generator>LibreOffice/3.4$Linux LibreOffice_project/340m1$Build-402</meta:generator>
    <dc:creator>Shamil CM</dc:creator>
    <meta:document-statistic meta:object-count="495"/>
  </office:meta>
</office:document-meta>
</file>